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68" office:value-type="string">
            <text:p text:style-name="P3">Created this document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67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68" office:value-type="string">
            <text:p text:style-name="P3">Added image to characters</text:p>
          </table:table-cell>
        </table:table-row>
        <table:table-row table:style-name="Changelog.1">
          <table:table-cell table:style-name="Changelog.A67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67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68" office:value-type="string">
            <text:p text:style-name="P3">Added deadlines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67" office:value-type="string">
            <text:p text:style-name="P3">Wrote the game story</text:p>
          </table:table-cell>
        </table:table-row>
        <table:table-row table:style-name="Changelog.8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68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67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68" office:value-type="string">
            <text:p text:style-name="P3">Summary of acts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67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68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67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68" office:value-type="string">
            <text:p text:style-name="P3">Updated characters layout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67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68" office:value-type="string">
            <text:p text:style-name="P3">World diagrams, added Ben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67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68" office:value-type="string">
            <text:p text:style-name="P3">General formatting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67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68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67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68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67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68" office:value-type="string">
            <text:p text:style-name="P3">Added Main story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67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68" office:value-type="string">
            <text:p text:style-name="P3">Tropes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67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68" office:value-type="string">
            <text:p text:style-name="P3">Revision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67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68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67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68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67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68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67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68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67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67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68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67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68" office:value-type="string">
            <text:p text:style-name="P3">Digitization of maps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67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68" office:value-type="string">
            <text:p text:style-name="P3">General formatting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67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68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67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68" office:value-type="string">
            <text:p text:style-name="P3">Digitization of maps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67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68" office:value-type="string">
            <text:p text:style-name="P3">Digitization of maps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67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68" office:value-type="string">
            <text:p text:style-name="P3">Added the whole design of Alchemist’s guild and the whole design of the Alchemist’s puzzle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2-26">
            <text:p text:style-name="P3">26/12/2018</text:p>
          </table:table-cell>
          <table:table-cell table:style-name="Changelog.C67" office:value-type="string">
            <text:p text:style-name="P3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7">
            <text:p text:style-name="P3">27/12/2018</text:p>
          </table:table-cell>
          <table:table-cell table:style-name="Changelog.C68" office:value-type="string">
            <text:p text:style-name="P3">Added the mechanics of rewards for exploration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2-28">
            <text:p text:style-name="P3">28/12/2018</text:p>
          </table:table-cell>
          <table:table-cell table:style-name="Changelog.C67" office:value-type="string">
            <text:p text:style-name="P3">Puzzle ampoules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30">
            <text:p text:style-name="P3">30/12/2018</text:p>
          </table:table-cell>
          <table:table-cell table:style-name="Changelog.C68" office:value-type="string">
            <text:p text:style-name="P3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9-01-01">
            <text:p text:style-name="P3">01/01/2019</text:p>
          </table:table-cell>
          <table:table-cell table:style-name="Changelog.C67" office:value-type="string">
            <text:p text:style-name="P3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8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8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8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8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8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8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8" office:value-type="string">
            <text:p text:style-name="P3"/>
          </table:table-cell>
        </table:table-row>
        <table:table-row table:style-name="Changelog.1">
          <table:table-cell table:style-name="Changelog.A69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9" office:value-type="string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9-01-01T20:03:00.590000000</dc:date>
    <meta:editing-duration>PT1H6M18S</meta:editing-duration>
    <meta:editing-cycles>49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68" meta:word-count="452" meta:character-count="3133" meta:non-whitespace-character-count="2848"/>
    <meta:template xlink:type="simple" xlink:actuate="onRequest" xlink:title="" xlink:href="../MasterGameDesignDocument.odm" meta:date="2018-12-28T17:30:08.550000000"/>
  </office:meta>
</office:document-meta>
</file>